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37f3" officeooo:paragraph-rsid="001837f3"/>
    </style:style>
    <style:style style:name="P2" style:family="paragraph" style:parent-style-name="Standard">
      <style:text-properties officeooo:rsid="001837f3" officeooo:paragraph-rsid="001c72e7"/>
    </style:style>
    <style:style style:name="P3" style:family="paragraph" style:parent-style-name="Standard">
      <style:text-properties officeooo:paragraph-rsid="001837f3"/>
    </style:style>
    <style:style style:name="P4" style:family="paragraph" style:parent-style-name="Standard">
      <style:text-properties officeooo:rsid="00198f80" officeooo:paragraph-rsid="00198f80"/>
    </style:style>
    <style:style style:name="P5" style:family="paragraph" style:parent-style-name="Standard">
      <style:text-properties officeooo:rsid="001a7b92" officeooo:paragraph-rsid="001a7b92"/>
    </style:style>
    <style:style style:name="T1" style:family="text">
      <style:text-properties officeooo:rsid="001837f3"/>
    </style:style>
    <style:style style:name="T2" style:family="text">
      <style:text-properties fo:font-variant="normal" fo:text-transform="none" fo:color="#000000" style:font-name="sans-serif" fo:font-size="10.5pt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sans-serif" fo:font-size="10.5pt" fo:letter-spacing="normal" fo:font-style="normal" fo:font-weight="normal" officeooo:rsid="001837f3" style:font-weight-asian="normal" style:font-weight-complex="normal"/>
    </style:style>
    <style:style style:name="T4" style:family="text">
      <style:text-properties fo:font-variant="normal" fo:text-transform="none" fo:color="#000000" style:font-name="sans-serif" fo:font-size="10.5pt" fo:letter-spacing="normal" fo:font-style="normal" fo:font-weight="normal" officeooo:rsid="001c72e7" style:font-weight-asian="normal" style:font-weight-complex="normal"/>
    </style:style>
    <style:style style:name="T5" style:family="text">
      <style:text-properties fo:color="#000000" style:font-name="sans-serif" fo:font-size="10.5pt" fo:letter-spacing="normal" fo:font-style="italic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RURAL DE PERNAMBUCO</text:p>
      <text:p text:style-name="P1">DEPARTAMENTO DE ESTATÍSTICA E INFORMÁTICA (DEINFO)</text:p>
      <text:p text:style-name="P1"/>
      <text:p text:style-name="P1">06287 Fundamentos de Engenharia de Software</text:p>
      <text:p text:style-name="P1">Prof. Jones Albuquerque</text:p>
      <text:p text:style-name="P1"/>
      <text:p text:style-name="P1">NOME: Luiz Carlos Brito de Andrade Lima Filho</text:p>
      <text:p text:style-name="P1"/>
      <text:p text:style-name="P1">PROVA ESCRITA 1 Teste</text:p>
      <text:p text:style-name="P1">(Complexidade x Esforço e tendências em Projetos de Sistemas de SI)</text:p>
      <text:p text:style-name="P1"/>
      <text:p text:style-name="P1">1.</text:p>
      <text:p text:style-name="P1"/>
      <text:p text:style-name="P3"><text:span text:style-name="T1">1.1. Esse algoritmo </text:span><text:span text:style-name="T2">encontrar uma </text:span><text:span text:style-name="T3">MST</text:span><text:span text:style-name="T2">(</text:span><text:span text:style-name="T5">minimal spanning tree</text:span><text:span text:style-name="T2">) num grafo, </text:span><text:span text:style-name="T3">cujo tal tem que ser convexo.</text:span></text:p>
      <text:p text:style-name="P3"><text:span text:style-name="T3"/></text:p>
      <text:p text:style-name="P1"><text:span text:style-name="T2">1.2. O(|n|log|n|).</text:span></text:p>
      <text:p text:style-name="P1"><text:span text:style-name="T2"/></text:p>
      <text:p text:style-name="P2"><text:span text:style-name="T2">1.3.</text:span><text:span text:style-name="T4">O(n.lg(n)), porque é como podemos tratar como heap, o melhor custo pode ser o n.lg(n) sendo parecido com árvores.<text:tab/></text:span></text:p>
      <text:p text:style-name="P1"><text:span text:style-name="T2"/></text:p>
      <text:p text:style-name="P4"><text:span text:style-name="T2">2. Questão 1.9 do Livro-Texto.</text:span></text:p>
      <text:p text:style-name="P4"><text:span text:style-name="T2"/></text:p>
      <text:p text:style-name="P4"><text:span text:style-name="T2">Descreva uma estrutura de processos com suas próprias palavras. Ao afirmarmos que atividades de modelagem se aplicam a todos os projetos, isso significa que as mesmas tarefas são aplicadas a todos os projetos, independentemente de seu tamanho e complexidade?</text:span></text:p>
      <text:p text:style-name="P4"><text:span text:style-name="T2"/></text:p>
      <text:p text:style-name="P4"><text:span text:style-name="T2">2.1.</text:span></text:p>
      <text:p text:style-name="P4"><text:span text:style-name="T2">A estrutura de um processo em relação a engenharia de software é o planejamento e modelagem de um código (em relação a sua construção), com isso haverá uma demanda de tal produto para ser avaliado.</text:span></text:p>
      <text:p text:style-name="P4"><text:span text:style-name="T2"/></text:p>
      <text:p text:style-name="P4"><text:span text:style-name="T2">2.2.</text:span></text:p>
      <text:p text:style-name="P5"><text:span text:style-name="T2">Sim, para qualquer modelagem poder ter as mesmas atividades como: comunicação, planejamento, modelagem, construção e emprego. A única coisa que muda é como cada processo é como elas são empregadas e realizadas. Só são os detalhes de cada processo que mudam, mas as atividades em si são as mesmas.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08:54:58.695000000</meta:creation-date>
    <dc:date>2017-05-09T09:46:43.543000000</dc:date>
    <meta:editing-duration>PT5M21S</meta:editing-duration>
    <meta:editing-cycles>1</meta:editing-cycles>
    <meta:document-statistic meta:table-count="0" meta:image-count="0" meta:object-count="0" meta:page-count="1" meta:paragraph-count="17" meta:word-count="211" meta:character-count="1317" meta:non-whitespace-character-count="1122"/>
    <meta:generator>LibreOffice/4.4.1.2$Windows_x86 LibreOffice_project/45e2de17089c24a1fa810c8f975a7171ba4cd432</meta:generator>
  </office:meta>
</office:document-meta>
</file>